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88cm"/>
    </style:style>
    <style:style style:name="co2" style:family="table-column">
      <style:table-column-properties fo:break-before="auto" style:column-width="7.983cm"/>
    </style:style>
    <style:style style:name="co3" style:family="table-column">
      <style:table-column-properties fo:break-before="auto" style:column-width="2.291cm"/>
    </style:style>
    <style:style style:name="co4" style:family="table-column">
      <style:table-column-properties fo:break-before="auto" style:column-width="5.565cm"/>
    </style:style>
    <style:style style:name="co5" style:family="table-column">
      <style:table-column-properties fo:break-before="auto" style:column-width="21.634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use-window-font-color="true" style:font-name="Calibri1" fo:language="en" fo:country="US" style:font-name-asian="Arial1" style:language-asian="en" style:country-asian="US" style:font-name-complex="Arial1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1,C2,C3,C5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00nF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4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uF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1,D2,D3</text:p>
          </table:table-cell>
          <table:table-cell table:style-name="ce2" office:value-type="string">
            <text:p>LED_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E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1</text:p>
          </table:table-cell>
          <table:table-cell table:style-name="ce2" office:value-type="string">
            <text:p>IDC12_connect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DC1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P3,JP4,JP11,JP12,JP17,JP18,JP19,JP20,JP21,JP22</text:p>
          </table:table-cell>
          <table:table-cell table:style-name="ce2" office:value-type="string">
            <text:p>Socket_Strip_Straight_1x02_Pitch2.54mm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umper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errite bead</text:p>
          </table:table-cell>
          <table:table-cell office:value-type="string">
            <text:p><text:a xlink:href="http://si.farnell.com/murata/blm18ag221sn1d/ferrite-bead-0-25ohm-500ma-0603/dp/1515674">http://si.farnell.com/murata/blm18ag221sn1d/ferrite-bead-0-25ohm-500ma-0603/dp/1515674</text:a></text:p>
          </table:table-cell>
          <table:table-cell/>
        </table:table-row>
        <table:table-row table:style-name="ro2">
          <table:table-cell table:style-name="ce2" office:value-type="string">
            <text:p>P2,P3,P4</text:p>
          </table:table-cell>
          <table:table-cell table:style-name="ce2" office:value-type="string">
            <text:p>USB_A_receptacle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USB_A</text:p>
          </table:table-cell>
          <table:table-cell office:value-type="string">
            <text:p><text:a xlink:href="http://si.farnell.com/te-connectivity-amp/292303-1/usb-2-0-type-a-plug-cable/dp/1076663">http://si.farnell.com/te-connectivity-amp/292303-1/usb-2-0-type-a-plug-cable/dp/1076663</text:a></text:p>
          </table:table-cell>
          <table:table-cell/>
        </table:table-row>
        <table:table-row table:style-name="ro1">
          <table:table-cell table:style-name="ce2" office:value-type="string">
            <text:p>P5</text:p>
          </table:table-cell>
          <table:table-cell table:style-name="ce2" office:value-type="string">
            <text:p>Socket_Strip_Straight_1x02_Pitch2.54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ACKUP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1,R2,R8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3,R4,R5,R9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6,R7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1</text:p>
          </table:table-cell>
          <table:table-cell table:style-name="ce2" office:value-type="string">
            <text:p>nRF52832-SM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RF52832</text:p>
          </table:table-cell>
          <table:table-cell office:value-type="string">
            <text:p><text:a xlink:href="https://www.tindie.com/products/hnhoan/nrf52832-ant-bluetooth-le-arm-cortex-m4f-30-io/">https://www.tindie.com/products/hnhoan/nrf52832-ant-bluetooth-le-arm-cortex-m4f-30-io/</text:a></text:p>
          </table:table-cell>
          <table:table-cell/>
        </table:table-row>
        <table:table-row table:style-name="ro2">
          <table:table-cell table:style-name="ce2" office:value-type="string">
            <text:p>U2</text:p>
          </table:table-cell>
          <table:table-cell table:style-name="ce2" office:value-type="string">
            <text:p>CMSIS_DAP_Breakout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MSIS_DAP_Programmer</text:p>
          </table:table-cell>
          <table:table-cell office:value-type="string">
            <text:p><text:a xlink:href="https://www.seeedstudio.com/Seeed-Tiny-BLE-BLE-%2B-6DOF-Mbed-Platform-p-2268.html">https://www.seeedstudio.com/Seeed-Tiny-BLE-BLE-%2B-6DOF-Mbed-Platform-p-2268.html</text:a></text:p>
          </table:table-cell>
          <table:table-cell/>
        </table:table-row>
        <table:table-row table:style-name="ro2">
          <table:table-cell table:style-name="ce2" office:value-type="string">
            <text:p>U3,U5,U6,U12,U15,U20</text:p>
          </table:table-cell>
          <table:table-cell table:style-name="ce3" office:value-type="string">
            <text:p>8-Pin MSOP PowerPA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TPS2064</text:p>
          </table:table-cell>
          <table:table-cell office:value-type="string">
            <text:p><text:a xlink:href="http://si.farnell.com/texas-instruments/tps2064cdgnr-2/load-switch-dual-5-5v-1a-8msop/dp/2307999">http://si.farnell.com/texas-instruments/tps2064cdgnr-2/load-switch-dual-5-5v-1a-8msop/dp/2307999</text:a></text:p>
          </table:table-cell>
          <table:table-cell/>
        </table:table-row>
        <table:table-row table:style-name="ro1">
          <table:table-cell table:style-name="ce2" office:value-type="string">
            <text:p>U4</text:p>
          </table:table-cell>
          <table:table-cell table:style-name="ce2" office:value-type="string">
            <text:p>IDC10_connect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WR_CON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7,U9</text:p>
          </table:table-cell>
          <table:table-cell table:style-name="ce2" office:value-type="string">
            <text:p>Seeed Studio DIP Grove 4P-2_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2C_connector</text:p>
          </table:table-cell>
          <table:table-cell office:value-type="string">
            <text:p><text:a xlink:href="https://www.seeedstudio.com/Grove---Universal-4-pin-connector-p-789.html">https://www.seeedstudio.com/Grove---Universal-4-pin-connector-p-789.html</text:a></text:p>
          </table:table-cell>
          <table:table-cell/>
        </table:table-row>
        <table:table-row table:style-name="ro2">
          <table:table-cell table:style-name="ce2" office:value-type="string">
            <text:p>U8</text:p>
          </table:table-cell>
          <table:table-cell table:style-name="ce2" office:value-type="string">
            <text:p>8-Pin LG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ME280</text:p>
          </table:table-cell>
          <table:table-cell office:value-type="string">
            <text:p><text:a xlink:href="http://eu.mouser.com/ProductDetail/Bosch-Sensortec/BME280/?qs=sGAEpiMZZMsF1ODjcwEocB0teEbUEBlMe2ty%252bXJvNLw%3D">http://eu.mouser.com/ProductDetail/Bosch-Sensortec/BME280/?qs=sGAEpiMZZMsF1ODjcwEocB0teEbUEBlMe2ty%252bXJvNLw%3d</text:a></text:p>
          </table:table-cell>
          <table:table-cell/>
        </table:table-row>
        <table:table-row table:style-name="ro2">
          <table:table-cell table:style-name="ce2" office:value-type="string">
            <text:p>U10</text:p>
          </table:table-cell>
          <table:table-cell table:style-name="ce2" office:value-type="string">
            <text:p>LIS3DH_breakout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IS3DH_breakout</text:p>
          </table:table-cell>
          <table:table-cell office:value-type="string">
            <text:p><text:a xlink:href="http://www.dx.com/p/cjmcu-lis3dh-3-axis-acceleration-module-alternative-adxl345-441837#.WKMPqfLwT2Y">http://www.dx.com/p/cjmcu-lis3dh-3-axis-acceleration-module-alternative-adxl345-441837#.WKMPqfLwT2Y</text:a></text:p>
          </table:table-cell>
          <table:table-cell/>
        </table:table-row>
        <table:table-row table:style-name="ro2">
          <table:table-cell table:style-name="ce2" office:value-type="string">
            <text:p>U11</text:p>
          </table:table-cell>
          <table:table-cell table:style-name="ce2" office:value-type="string">
            <text:p>FONA_3G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ONA_3G</text:p>
          </table:table-cell>
          <table:table-cell office:value-type="string">
            <text:p><text:a xlink:href="https://learn.adafruit.com/adafruit-fona-3g-cellular-gps-breakout/overview">https://learn.adafruit.com/adafruit-fona-3g-cellular-gps-breakout/overview</text:a></text:p>
          </table:table-cell>
          <table:table-cell/>
        </table:table-row>
        <table:table-row table:style-name="ro2">
          <table:table-cell table:style-name="ce2" office:value-type="string">
            <text:p>U13</text:p>
          </table:table-cell>
          <table:table-cell table:style-name="ce2" office:value-type="string">
            <text:p>RockBlock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ckBLOCK</text:p>
          </table:table-cell>
          <table:table-cell office:value-type="string">
            <text:p><text:a xlink:href="http://www.rock7mobile.com/products-rockblock">http://www.rock7mobile.com/products-rockblock</text:a></text:p>
          </table:table-cell>
          <table:table-cell/>
        </table:table-row>
        <table:table-row table:style-name="ro2">
          <table:table-cell table:style-name="ce2" office:value-type="string">
            <text:p>U14,U18</text:p>
          </table:table-cell>
          <table:table-cell table:style-name="ce2" office:value-type="string">
            <text:p>SOIC-1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N74LV4052AD</text:p>
          </table:table-cell>
          <table:table-cell office:value-type="string">
            <text:p><text:a xlink:href="http://si.farnell.com/texas-instruments/sn74lv4052ad/logic-mux-demux-4ch-analog-16soic/dp/1740190?aa=true&amp;ost=SN74LV4052AD&amp;vw=&amp;selectedCategoryId=%5BLjava.lang.String%3B%401ca01ca0&amp;eq=N%3D111853083%2B2028%26amp%3BNtk%3Ddesc_pn%26amp%3BNtt%3DSN74LV4052AD%26amp%3BNtx%3Drel%2Bgensearch_store_specific%252cstatic%2528P_STORE_MARKETING_RANK_FARNELL_SI%252cascending%2529%2Bmode%2Bmatchpartialmax%26amp%3BNty%3D1%26amp%3BNtpc%3D1%26amp%3BNtpr%3D1&amp;searchView=table&amp;iscrfnonsku=false">http://si.farnell.com/texas-instruments/sn74lv4052ad/logic-mux-demux-4ch-analog-16soic/dp/1740190?aa=true&amp;ost=SN74LV4052AD&amp;vw=&amp;selectedCategoryId=%5BLjava.lang.String%3B%401ca01ca0&amp;eq=N%3D111853083%2B2028%26amp%3BNtk%3Ddesc_pn%26amp%3BNtt%3DSN74LV4052AD%26amp%3BNtx%3Drel%2Bgensearch_store_specific%252cstatic%2528P_STORE_MARKETING_RANK_FARNELL_SI%252cascending%2529%2Bmode%2Bmatchpartialmax%26amp%3BNty%3D1%26amp%3BNtpc%3D1%26amp%3BNtpr%3D1&amp;searchView=table&amp;iscrfnonsku=false</text:a></text:p>
          </table:table-cell>
          <table:table-cell/>
        </table:table-row>
        <table:table-row table:style-name="ro2">
          <table:table-cell table:style-name="ce2" office:value-type="string">
            <text:p>U16</text:p>
          </table:table-cell>
          <table:table-cell table:style-name="ce2" office:value-type="string">
            <text:p>FGPMMOPA6H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GPMMOPA6H GPS</text:p>
          </table:table-cell>
          <table:table-cell office:value-type="string">
            <text:p><text:a xlink:href="https://www.adafruit.com/product/790">https://www.adafruit.com/product/790</text:a></text:p>
          </table:table-cell>
          <table:table-cell/>
        </table:table-row>
        <table:table-row table:style-name="ro2">
          <table:table-cell table:style-name="ce2" office:value-type="string">
            <text:p>U17</text:p>
          </table:table-cell>
          <table:table-cell table:style-name="ce2" office:value-type="string">
            <text:p>U.FL-R-SM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FL_connector</text:p>
          </table:table-cell>
          <table:table-cell office:value-type="string">
            <text:p><text:a xlink:href="http://si.farnell.com/hirose-hrs/u-fl-r-smt-1-10/rf-coaxial-u-fl-straight-jack/dp/1688077">http://si.farnell.com/hirose-hrs/u-fl-r-smt-1-10/rf-coaxial-u-fl-straight-jack/dp/1688077</text:a></text:p>
          </table:table-cell>
          <table:table-cell/>
        </table:table-row>
        <table:table-row table:style-name="ro1">
          <table:table-cell table:style-name="ce2" office:value-type="string">
            <text:p>U19</text:p>
          </table:table-cell>
          <table:table-cell table:style-name="ce2" office:value-type="string">
            <text:p>Solarcast_Gateway_Module_Vertica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Gateway Module LORA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P1,JP2,JP5,JP6,JP7,JP8</text:p>
          </table:table-cell>
          <table:table-cell table:style-name="ce2" office:value-type="string">
            <text:p>Socket_Strip_Straight_1x03_Pitch2.54m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Jumper3</text:p>
          </table:table-cell>
          <table:table-cell table:number-columns-repeated="2"/>
        </table:table-row>
        <table:table-row table:style-name="ro1" table:number-rows-repeated="6550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.02.2017</text:date>, <text:time>08:30:55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2-16T08:30:55.22</dc:date>
    <meta:generator>OpenOffice.org/3.2$Win32 OpenOffice.org_project/320m18$Build-9502</meta:generator>
    <meta:editing-duration>PT01H50M07S</meta:editing-duration>
    <meta:editing-cycles>84</meta:editing-cycles>
    <meta:document-statistic meta:table-count="1" meta:cell-count="117" meta:object-count="0"/>
  </office:meta>
</office:document-meta>
</file>